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itle">
      <style:paragraph-properties fo:text-align="justify" style:justify-single-word="false"/>
    </style:style>
    <style:style style:name="P9" style:family="paragraph" style:parent-style-name="Table_20_Heading">
      <style:text-properties fo:font-size="11pt" officeooo:rsid="001c9067" officeooo:paragraph-rsid="001c9067" style:font-size-asian="10.5pt"/>
    </style:style>
    <style:style style:name="P10" style:family="paragraph" style:parent-style-name="Table_20_Contents">
      <style:paragraph-properties fo:text-align="justify" style:justify-single-word="false"/>
      <style:text-properties fo:font-size="11pt" officeooo:rsid="001c9067" officeooo:paragraph-rsid="001c9067" style:font-size-asian="10.5pt"/>
    </style:style>
    <style:style style:name="P11" style:family="paragraph" style:parent-style-name="Table_20_Contents">
      <style:paragraph-properties fo:text-align="justify" style:justify-single-word="false"/>
      <style:text-properties fo:font-size="11pt" officeooo:rsid="00209828" officeooo:paragraph-rsid="00209828" style:font-size-asian="10.5pt"/>
    </style:style>
    <style:style style:name="P12" style:family="paragraph" style:parent-style-name="Table_20_Contents">
      <style:paragraph-properties fo:text-align="justify" style:justify-single-word="false"/>
      <style:text-properties fo:font-size="11pt" officeooo:rsid="0021e9e5" officeooo:paragraph-rsid="0021e9e5" style:font-size-asian="10.5pt"/>
    </style:style>
    <style:style style:name="P13" style:family="paragraph" style:parent-style-name="Text_20_body">
      <style:paragraph-properties fo:text-align="justify" style:justify-single-word="false"/>
      <style:text-properties officeooo:rsid="00184cc2" officeooo:paragraph-rsid="00184cc2"/>
    </style:style>
    <style:style style:name="P14" style:family="paragraph" style:parent-style-name="Text_20_body">
      <style:paragraph-properties fo:text-align="justify" style:justify-single-word="false"/>
      <style:text-properties officeooo:rsid="00224854" officeooo:paragraph-rsid="00224854"/>
    </style:style>
    <style:style style:name="P15" style:family="paragraph" style:parent-style-name="Text_20_body">
      <style:text-properties officeooo:rsid="00255706" officeooo:paragraph-rsid="00255706"/>
    </style:style>
    <style:style style:name="P16"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17"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18" style:family="paragraph" style:parent-style-name="Heading_20_1">
      <style:paragraph-properties fo:text-align="justify" style:justify-single-word="false"/>
      <style:text-properties officeooo:rsid="0003627e" officeooo:paragraph-rsid="0003627e"/>
    </style:style>
    <style:style style:name="P19" style:family="paragraph" style:parent-style-name="Heading_20_2">
      <style:paragraph-properties fo:text-align="justify" style:justify-single-word="false"/>
    </style:style>
    <style:style style:name="P20" style:family="paragraph" style:parent-style-name="Heading_20_2" style:list-style-name=""/>
    <style:style style:name="P21" style:family="paragraph" style:parent-style-name="Heading_20_2">
      <style:text-properties officeooo:rsid="00184cc2" officeooo:paragraph-rsid="00184cc2"/>
    </style:style>
    <style:style style:name="P22" style:family="paragraph" style:parent-style-name="Heading_20_2">
      <style:paragraph-properties fo:break-before="page"/>
      <style:text-properties officeooo:paragraph-rsid="001316cf"/>
    </style:style>
    <style:style style:name="P23" style:family="paragraph" style:parent-style-name="Heading_20_3">
      <style:paragraph-properties fo:text-align="justify" style:justify-single-word="false"/>
    </style:style>
    <style:style style:name="P24" style:family="paragraph" style:parent-style-name="Table_20_Contents">
      <style:paragraph-properties fo:text-align="justify" style:justify-single-word="false"/>
      <style:text-properties fo:font-size="11pt" officeooo:rsid="002226fc" officeooo:paragraph-rsid="002226fc" style:font-size-asian="10.5pt"/>
    </style:style>
    <style:style style:name="P25" style:family="paragraph" style:parent-style-name="Table_20_Heading">
      <style:text-properties fo:font-size="11pt" officeooo:rsid="002226fc" officeooo:paragraph-rsid="002226fc"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4 Coursework</text:p>
      <text:h text:style-name="P18" text:outline-level="1">Analysis</text:h>
      <text:h text:style-name="P19" text:outline-level="2">Introduction</text:h>
      <text:h text:style-name="P23"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23"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20" text:outline-level="2"/>
      <text:h text:style-name="P22"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21"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9"><text:span text:style-name="T10">S</text:span>ource</text:p>
            </table:table-cell>
            <table:table-cell table:style-name="Source-Destination.A1" office:value-type="string">
              <text:p text:style-name="P25">Data</text:p>
            </table:table-cell>
            <table:table-cell table:style-name="Source-Destination.A1" office:value-type="string">
              <text:p text:style-name="P9">Example Data</text:p>
            </table:table-cell>
            <table:table-cell table:style-name="Source-Destination.D1" office:value-type="string">
              <text:p text:style-name="P9">Destination</text:p>
            </table:table-cell>
          </table:table-row>
        </table:table-header-rows>
        <table:table-row>
          <table:table-cell table:style-name="Source-Destination.A2" office:value-type="string">
            <text:p text:style-name="P10">Meeting Owner</text:p>
          </table:table-cell>
          <table:table-cell table:style-name="Source-Destination.A2" office:value-type="string">
            <text:p text:style-name="P10">Meeting title, meeting location, meeting date &amp; time, people requested to attend the meeting</text:p>
          </table:table-cell>
          <table:table-cell table:style-name="Source-Destination.A2" office:value-type="string">
            <text:p text:style-name="P10">Coffee with Steve; Ian's Coffee House; Tuesday 13<text:span text:style-name="T8">th</text:span> October 10:15am; with Steve, Joel and Sabrina</text:p>
          </table:table-cell>
          <table:table-cell table:style-name="Source-Destination.D2" office:value-type="string">
            <text:p text:style-name="P10">Meeting Attendees</text:p>
          </table:table-cell>
        </table:table-row>
        <table:table-row>
          <table:table-cell table:style-name="Source-Destination.A2" office:value-type="string">
            <text:p text:style-name="P10">Meeting Attendee</text:p>
          </table:table-cell>
          <table:table-cell table:style-name="Source-Destination.A2" office:value-type="string">
            <text:p text:style-name="P10">Meeting title, <text:span text:style-name="T9">Confirm Attendance? </text:span></text:p>
          </table:table-cell>
          <table:table-cell table:style-name="Source-Destination.A2" office:value-type="string">
            <text:p text:style-name="P11">Coffee with Steve, Attending</text:p>
          </table:table-cell>
          <table:table-cell table:style-name="Source-Destination.D2" office:value-type="string">
            <text:p text:style-name="P11">Meeting Owner</text:p>
          </table:table-cell>
        </table:table-row>
        <table:table-row>
          <table:table-cell table:style-name="Source-Destination.A2" office:value-type="string">
            <text:p text:style-name="P12">Task Owner</text:p>
          </table:table-cell>
          <table:table-cell table:style-name="Source-Destination.A2" office:value-type="string">
            <text:p text:style-name="P12">Task title and a brief description of the task</text:p>
          </table:table-cell>
          <table:table-cell table:style-name="Source-Destination.A2" office:value-type="string">
            <text:p text:style-name="P12">Refile the copier paper; Make sure you use the yellow paper for this week's service sheets.</text:p>
          </table:table-cell>
          <table:table-cell table:style-name="Source-Destination.D2" office:value-type="string">
            <text:p text:style-name="P12">A scrap of paper pinned to a noticeboard, or a blank page in a personal notebook</text:p>
          </table:table-cell>
        </table:table-row>
        <table:table-row>
          <table:table-cell table:style-name="Source-Destination.A2" office:value-type="string">
            <text:p text:style-name="P24">Team member</text:p>
          </table:table-cell>
          <table:table-cell table:style-name="Source-Destination.A2" office:value-type="string">
            <text:p text:style-name="P24">Resource name, resource quantity, resource cost etc</text:p>
          </table:table-cell>
          <table:table-cell table:style-name="Source-Destination.A2" office:value-type="string">
            <text:p text:style-name="P24">Teabags, 50, 4.30</text:p>
          </table:table-cell>
          <table:table-cell table:style-name="Source-Destination.D2" office:value-type="string">
            <text:p text:style-name="P24">The resources <text:s/>book </text:p>
          </table:table-cell>
        </table:table-row>
        <table:table-row table:style-name="Source-Destination.6">
          <table:table-cell table:style-name="Source-Destination.A2" office:value-type="string">
            <text:p text:style-name="P24">Resources book</text:p>
          </table:table-cell>
          <table:table-cell table:style-name="Source-Destination.A2" office:value-type="string">
            <text:p text:style-name="P24">Resource name, enough of this resource available? </text:p>
          </table:table-cell>
          <table:table-cell table:style-name="Source-Destination.A2" office:value-type="string">
            <text:p text:style-name="P24">Teabags, no</text:p>
          </table:table-cell>
          <table:table-cell table:style-name="Source-Destination.D2" office:value-type="string">
            <text:p text:style-name="P24">Any member of staff</text:p>
            <text:p text:style-name="P24"/>
          </table:table-cell>
        </table:table-row>
      </table:table>
      <text:p text:style-name="P7"/>
      <text:h text:style-name="Heading_20_2" text:outline-level="2"><text:soft-page-break/>Algorithms</text:h>
      <text:p text:style-name="P14">In the current system, there are a few basic algorithms used. The first of which is for checking if a meeting will have all of the requested people in attendance.</text:p>
      <text:p text:style-name="P16">AllAgreed ← True</text:p>
      <text:p text:style-name="P16">Attendees ← [A list of attendees]</text:p>
      <text:p text:style-name="P16">FOR index ← 1 TO length(Attendees) DO</text:p>
      <text:p text:style-name="P16"><text:tab/>IF(Attendees[index] = False) THEN</text:p>
      <text:p text:style-name="P16"><text:tab/><text:tab/>AllAgreed ← False</text:p>
      <text:p text:style-name="P16"><text:tab/><text:span text:style-name="T11">END IF</text:span></text:p>
      <text:p text:style-name="P17">END FOR</text:p>
      <text:p text:style-name="P17">IF(AllAgreed = True)THEN</text:p>
      <text:p text:style-name="P17"><text:tab/>Meeting goes ahead</text:p>
      <text:p text:style-name="P17">ELSE</text:p>
      <text:p text:style-name="P17"><text:tab/>Alert meeting owner that not everyone has responded</text:p>
      <text:p text:style-name="P17">END IF</text:p>
      <text:p text:style-name="P15"/>
      <text:p text:style-name="P15">Another algorithm used has the purpose of checking if someone has completed a task they set themselv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2H5M18S</meta:editing-duration>
    <meta:editing-cycles>23</meta:editing-cycles>
    <meta:generator>LibreOffice/5.0.5.2$Linux_X86_64 LibreOffice_project/00m0$Build-2</meta:generator>
    <dc:date>2016-03-20T18:58:44.976552480</dc:date>
    <dc:creator>Peter East</dc:creator>
    <meta:document-statistic meta:table-count="1" meta:image-count="0" meta:object-count="0" meta:page-count="3" meta:paragraph-count="58" meta:word-count="919" meta:character-count="5404" meta:non-whitespace-character-count="4528"/>
  </office:meta>
</office:document-meta>
</file>